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17.9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estdimensioncarte</text:p>
          </table:table-cell>
          <table:table-cell office:value-type="string">
            <text:p>validé si la carte créée fait bien les dimensions que l'on a mises en paramètr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/>
          <table:table-cell table:style-name="ce1" office:value-type="string">
            <text:p>Attaques</text:p>
          </table:table-cell>
          <table:table-cell/>
        </table:table-row>
        <table:table-row table:style-name="ro4">
          <table:table-cell/>
          <table:table-cell table:style-name="ce2" office:value-type="string">
            <text:p>test des mines :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stposemine</text:p>
          </table:table-cell>
          <table:table-cell office:value-type="string">
            <text:p>validé si la mine est posé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estposemineendroitindiquer</text:p>
          </table:table-cell>
          <table:table-cell office:value-type="string">
            <text:p>validé si la mine est posée à l'endroit valide indiqué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posemineobstacle</text:p>
          </table:table-cell>
          <table:table-cell office:value-type="string">
            <text:p>validé si la mine n'est pas posée sur l'obstacle ciblé (robot ruine décor,,,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poseminetroploin</text:p>
          </table:table-cell>
          <table:table-cell office:value-type="string">
            <text:p>validé si la mine n'est pas posée en dehors de la zone ou le piégeur peux la pos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posetropdemine</text:p>
          </table:table-cell>
          <table:table-cell office:value-type="string">
            <text:p>validé si plusieurs mines ne peuvent pas être posées par un même piégeur durant le même tour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estminestockapurien</text:p>
          </table:table-cell>
          <table:table-cell office:value-type="string">
            <text:p>validé si le piégeur ne peut pas poser de mine quand son stock est à 0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stminestockposey</text:p>
          </table:table-cell>
          <table:table-cell office:value-type="string">
            <text:p>validé si une mine est retirée du stock du piégeur quand il l'a posé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minestocktenatrop</text:p>
          </table:table-cell>
          <table:table-cell office:value-type="string">
            <text:p>validé si le nombre de mines qu'à un piégeur dans son stock ne dépasse pas le maximum possibl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minestockrecharge</text:p>
          </table:table-cell>
          <table:table-cell office:value-type="string">
            <text:p>validé si le stock de mine du piégeur a été remis au max dans sa base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minexplose</text:p>
          </table:table-cell>
          <table:table-cell office:value-type="string">
            <text:p>validé si la mine explose quand un robot est sur la case où elle est posée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minexplosedomage</text:p>
          </table:table-cell>
          <table:table-cell office:value-type="string">
            <text:p>validé si la mine explose et fait des dommages au robot qui l'a enclenché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estminexplosedommagetroploin</text:p>
          </table:table-cell>
          <table:table-cell office:value-type="string">
            <text:p>validé si la mine qui explose ne fait pas de dommage a d'autres robots que celui qui l'a déclenché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minexplosedisparait</text:p>
          </table:table-cell>
          <table:table-cell office:value-type="string">
            <text:p>validé si une mine qui a explosé disparaît de la cart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estminexplosedisparitionalerteenlevement</text:p>
          </table:table-cell>
          <table:table-cell office:value-type="string">
            <text:p>validé si une ou des mines ne disparaissent pas sans avoir été enclenchée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">
          <table:table-cell/>
          <table:table-cell table:style-name="ce2" office:value-type="string">
            <text:p>test attaque :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irebonnedirection</text:p>
          </table:table-cell>
          <table:table-cell office:value-type="string">
            <text:p>validé si le tir est dirigé dans la direction indiqué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irebonneporté</text:p>
          </table:table-cell>
          <table:table-cell office:value-type="string">
            <text:p>validé si le tire de dépasse pas sa porté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irepertenergietireure</text:p>
          </table:table-cell>
          <table:table-cell office:value-type="string">
            <text:p>validé si le tireur perd le bon montant d'énergie quand il tire.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irepertenergiecible</text:p>
          </table:table-cell>
          <table:table-cell office:value-type="string">
            <text:p>validé si la cible qui reçois un tir perd le bon montant d'énergi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tirepertenergiepourien</text:p>
          </table:table-cell>
          <table:table-cell office:value-type="string">
            <text:p>validé si, après un tir, les robots non impliqués ne perdent pas d'énergi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ireobstacle</text:p>
          </table:table-cell>
          <table:table-cell office:value-type="string">
            <text:p>validé si un tir ne peut pas toucher un obstacle(décor….)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ireobstaclestop</text:p>
          </table:table-cell>
          <table:table-cell office:value-type="string">
            <text:p>validé si un tir qui rencontre un obstacle ne peut pas être lancé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iretroploin</text:p>
          </table:table-cell>
          <table:table-cell office:value-type="string">
            <text:p>validé si le tir ne continue pas après avoir dépassé sa porté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stirhorsdeporté</text:p>
          </table:table-cell>
          <table:table-cell office:value-type="string">
            <text:p>validé si le tir n'est pas possible si la cible n'est pas dans la portée du tireur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irecible</text:p>
          </table:table-cell>
          <table:table-cell office:value-type="string">
            <text:p>validé si le tir s'effectue sur une cible identifiée(que le joueur peut voir, n'étant donc pas dans sa base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estcibleTK</text:p>
          </table:table-cell>
          <table:table-cell office:value-type="string">
            <text:p>validé si la cible fait bien partie de l'équipe du tireur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estcibleEnemie</text:p>
          </table:table-cell>
          <table:table-cell office:value-type="string">
            <text:p>validé si la cible fait partie de l'équipe adverse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stcibleObjetDes</text:p>
          </table:table-cell>
          <table:table-cell office:value-type="string">
            <text:p>validé si la cible est bien un obstacle destructibl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estcibleDecorIndes</text:p>
          </table:table-cell>
          <table:table-cell office:value-type="string">
            <text:p>validé si la cible est bien un obstacle indestructibl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testireSupressionObstacleIndes</text:p>
          </table:table-cell>
          <table:table-cell office:value-type="string">
            <text:p>validé si un tire ne peut supprimé un obstacle indestructible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estireSupressionObstacleDestruc</text:p>
          </table:table-cell>
          <table:table-cell office:value-type="string">
            <text:p>validé si un peut supprimé <text:s/>un obstacle destructible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estireSupressionRobot</text:p>
          </table:table-cell>
          <table:table-cell office:value-type="string">
            <text:p>validé si un tire supprimé le robot ciblé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estireSupressionAbusif</text:p>
          </table:table-cell>
          <table:table-cell office:value-type="string">
            <text:p>validé si un objet(robot ,obstacle) est supprimé alors qu'il na pas reçu de tir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">
          <table:table-cell/>
          <table:table-cell table:style-name="ce3" office:value-type="string">
            <text:p>Déplacement :</text:p>
          </table:table-cell>
          <table:table-cell/>
        </table:table-row>
        <table:table-row table:style-name="ro4">
          <table:table-cell/>
          <table:table-cell table:style-name="ce2" office:value-type="string">
            <text:p>Test deplcement du char :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stdeplacementchar</text:p>
          </table:table-cell>
          <table:table-cell office:value-type="string">
            <text:p>validé si le char se déplac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stDeplacementCharBonneDir</text:p>
          </table:table-cell>
          <table:table-cell office:value-type="string">
            <text:p>validé si le char se déplace dans la direction (celle que l'on donne en paramètre)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estDeplacementCharMauvaiseDir</text:p>
          </table:table-cell>
          <table:table-cell office:value-type="string">
            <text:p>validé si le char se déplace dans un direction autre que celle indiqu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DeplacementCharinvalide</text:p>
          </table:table-cell>
          <table:table-cell office:value-type="string">
            <text:p>validé si le char se déplace en diagona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DeplacementcharHorizontal</text:p>
          </table:table-cell>
          <table:table-cell office:value-type="string">
            <text:p>validé si le char se déplace de façon horizonta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DeplacementcharVertical</text:p>
          </table:table-cell>
          <table:table-cell office:value-type="string">
            <text:p>validé si le char se déplace de façon vertical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DeplacementcharLignedroite</text:p>
          </table:table-cell>
          <table:table-cell office:value-type="string">
            <text:p>validé si le char se déplace en ligne droit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deplacementcharZigzag</text:p>
          </table:table-cell>
          <table:table-cell office:value-type="string">
            <text:p>validé si le char ne se déplace pas en ligne droit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déplacementcharmax</text:p>
          </table:table-cell>
          <table:table-cell office:value-type="string">
            <text:p>validé si le char se déplace au maximum de sa zone de déplacement autorisé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DeplacementcharTropLoin</text:p>
          </table:table-cell>
          <table:table-cell office:value-type="string">
            <text:p>validé si le char se déplace plus loin que sa zone de déplacement autorisé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DeplacementcharRencontreOb</text:p>
          </table:table-cell>
          <table:table-cell office:value-type="string">
            <text:p>validé si le char rencontre un obstacle lorsqu'il se déplac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DeplacementcharRencontreObStop</text:p>
          </table:table-cell>
          <table:table-cell office:value-type="string">
            <text:p>validé si le char qui rencontre un obstacle autre que les mines arrête sont déplacement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DeplacementCharMassif</text:p>
          </table:table-cell>
          <table:table-cell office:value-type="string">
            <text:p>validé si un char ou plusieurs char non sélectionner se déplace quand le char sélectionner se déplac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DeplacementcharsurMine</text:p>
          </table:table-cell>
          <table:table-cell office:value-type="string">
            <text:p>validé si un char se déplace sur une case ou se trouve une mine quelle soi allier ou ennemi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DeplacementcharRencontreObMineContinu</text:p>
          </table:table-cell>
          <table:table-cell office:value-type="string">
            <text:p>validé si un char rencontre un obstacle de type mines continu sa route sil peut encor se déplacer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deplacementCharRencontreLimite</text:p>
          </table:table-cell>
          <table:table-cell office:value-type="string">
            <text:p>validé si le char rencontre la limite du terrain quand il se dépla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deplacementcharRencontreLimiteStop</text:p>
          </table:table-cell>
          <table:table-cell office:value-type="string">
            <text:p>validé si le char rencontre la limite du terrain arrête son déplacem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deplacementcharTombedansLeVide</text:p>
          </table:table-cell>
          <table:table-cell office:value-type="string">
            <text:p>validé si le char rencontre la limite du terrain continu sont chemin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DeplacementcharColision</text:p>
          </table:table-cell>
          <table:table-cell office:value-type="string">
            <text:p>validé si lors d'un déplacement le char rencontre un robot ou un char allié ou advers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DeplacementcharColisionStop</text:p>
          </table:table-cell>
          <table:table-cell office:value-type="string">
            <text:p>validé si lors d'un déplacement le char rencontre un robot ou un char allié ou adverse s'arrêt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Deplacmentcharneseplacepas</text:p>
          </table:table-cell>
          <table:table-cell office:value-type="string">
            <text:p>validé si le char ne se déplace pas( il reste sur sa position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/>
          <table:table-cell table:style-name="ce2" office:value-type="string">
            <text:p>Test déplacement Tireur :</text:p>
          </table:table-cell>
          <table:table-cell/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 le tireur se deplace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  <table:table-row table:style-name="ro2">
          <table:table-cell/>
          <table:table-cell office:value-type="string">
            <text:p>testDeplacementTireur</text:p>
          </table:table-cell>
          <table:table-cell office:value-type="string">
            <text:p>validé s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/03/2015</text:date>, <text:time>22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37:58.262000000</meta:creation-date>
    <dc:date>2015-03-20T22:04:30.73</dc:date>
    <meta:editing-duration>PT1H14M42S</meta:editing-duration>
    <meta:editing-cycles>10</meta:editing-cycles>
    <meta:generator>OpenOffice/4.1.1$Win32 OpenOffice.org_project/411m6$Build-9775</meta:generator>
    <meta:document-statistic meta:table-count="1" meta:cell-count="204" meta:object-count="0"/>
  </office:meta>
</office:document-meta>
</file>